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Sertig" svg:font-family="Sertig"/>
    <style:font-face style:name="Adobe Arabic" svg:font-family="'Adobe Arabic'" style:font-pitch="variable"/>
    <style:font-face style:name="Arial" svg:font-family="Arial" style:font-family-generic="swiss" style:font-pitch="variable"/>
    <style:font-face style:name="DejaVu Sans Light" svg:font-family="'DejaVu Sans Light'"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fo:line-height="114%" fo:text-indent="0in" style:auto-text-indent="false" style:writing-mode="lr-tb"/>
      <style:text-properties fo:font-variant="normal" fo:text-transform="none" fo:color="#000000" style:text-line-through-style="none" style:font-name="Arial1" fo:font-size="9.80000019073486pt" fo:letter-spacing="normal" fo:font-style="normal" style:text-underline-style="none" fo:font-weight="bold" style:text-blinking="false" fo:background-color="transparent"/>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9.80000019073486pt" fo:letter-spacing="normal" fo:font-style="normal" style:text-underline-style="none" fo:font-weight="normal" style:text-blinking="false" fo:background-color="transparent"/>
    </style:style>
    <style:style style:name="P3" style:family="paragraph" style:parent-style-name="Text_20_body">
      <style:text-properties fo:font-variant="normal" fo:text-transform="none" fo:color="#000000" style:text-line-through-style="none" style:font-name="Arial1" fo:font-size="9.80000019073486pt" fo:letter-spacing="normal" fo:font-style="normal" style:text-underline-style="none" fo:font-weight="normal" style:text-blinking="false" fo:background-color="transparent"/>
    </style:style>
    <style:style style:name="P4" style:family="paragraph" style:parent-style-name="Text_20_body">
      <style:text-properties fo:font-variant="normal" fo:text-transform="none" fo:color="#000000" style:text-line-through-style="none" style:font-name="Adobe Arabic" fo:font-size="9.80000019073486pt" fo:letter-spacing="normal"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dobe Arabic" fo:font-size="9.80000019073486pt" fo:letter-spacing="normal"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9.80000019073486pt" fo:letter-spacing="normal" fo:font-style="normal" style:text-underline-style="none" fo:font-weight="normal" style:text-blinking="false" fo:background-color="transparent"/>
    </style:style>
    <style:style style:name="T1" style:family="text">
      <style:text-properties style:font-name="DejaVu Sans Light"/>
    </style:style>
    <style:style style:name="T2" style:family="text">
      <style:text-properties style:font-name="Adobe Arabic" fo:font-size="11pt" style:font-size-asian="11pt" style:font-size-complex="11pt"/>
    </style:style>
    <style:style style:name="T3" style:family="text">
      <style:text-properties style:font-name="Adobe Arabic"/>
    </style:style>
    <style:style style:name="T4" style:family="text">
      <style:text-properties style:font-name="Adobe Arabic"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5383135008160025"/>Week 1-2</text:p>
      <text:p text:style-name="Text_20_body"/>
      <text:p text:style-name="P2">* Create a second installation of Wordpress for your project </text:p>
      <text:p text:style-name="P2">* Read PHP if/else tutorial on w3schools.com. Try writing out the example using DW. Write your own version of an if / else statement.</text:p>
      <text:p text:style-name="P2">* Be familiar with the following concepts from your notes:</text:p>
      <text:p text:style-name="Text_20_body"/>
      <text:p text:style-name="P2">1. What is MAMP?</text:p>
      <text:p text:style-name="P2"><text:tab/><text:span text:style-name="T2">- Mac Apache MySQL PHP. MAMP is a client-side application server, lives on the computer and creates an artificial server environment. Allows one to execute server actions for testing. Allows one to upload their working files to see how they will work with the server. Oftentimes projects and code can be perfect, but can be touchy once uploaded to a server; this is a great way to test sites before launching them.</text:span><text:span text:style-name="T1"> </text:span></text:p>
      <text:p text:style-name="P2"/>
      <text:p text:style-name="P2">2. What is a database?</text:p>
      <text:p text:style-name="P2"><text:tab/><text:span text:style-name="T3">-A database is an organized collection of data. For our work, a database can range from client contact information to newsletter subscribers to user input to functions. Organized in a tabular-format. Always trying to limit redundancy in the database, which weighs the db down. </text:span></text:p>
      <text:p text:style-name="P2"/>
      <text:p text:style-name="P2">3. What is PHP? What is used for? How is it different than HTML and Javascript?</text:p>
      <text:p text:style-name="P2"><text:tab/><text:span text:style-name="T3">-PHP stands for PHP Hypertext Preprocessor. PHP is a server scripting language meaning - it lives on the server and runs on different platforms, yet is compatible with almost all servers / platforms. PHP can help to make websites dynamic and has a large range of databases. Has the ability to show a completely different web page depending on input - example - weather pages. <text:s/></text:span><text:span text:style-name="T4">JS is client-side.</text:span><text:span text:style-name="T3"> </text:span></text:p>
      <text:p text:style-name="P2"><text:tab/><text:span text:style-name="T3">-PHP was designed for web development, but can be used solely for its databases. It is a great way to output images, PDF files, flash movies and is easily incorporated into HTML and Javascript. <text:s/>Syntax is fairly different from HTML, but similar to JS. Uses variables and semicolons so syntax is similar. </text:span></text:p>
      <text:p text:style-name="P5"><text:tab/>- PHP is different from HTML &amp; Javascript in that it can be updated and changed on the fly whereas any changes to code in an HTML or JS document will need access to the remote files. </text:p>
      <text:p text:style-name="P2"/>
      <text:p text:style-name="P2">4. What is SQL? What is the difference between PHP and SQL? How do they work together?</text:p>
      <text:p text:style-name="P2"><text:tab/><text:span text:style-name="T3">- SQL stands for Structured Query Language- it writes queries for MySQL. SQL searches information databases, pulls the requested information and then relays it to PHP. PHP will then take the info and push it onto the next location i.e. CSS for decoration. It is a data definition language and a data manipulation language. <text:s/></text:span></text:p>
      <text:p text:style-name="P2"/>
      <text:p text:style-name="P2">5. What is phpmyadmin?</text:p>
      <text:p text:style-name="P2"><text:tab/><text:span text:style-name="T3">- PHPmyAdmin is a free, open source tool that helps to manage MySQL via the web browser. It can handle database management, organization, creation as well as handle SQL functions. It essentially manages data. It can also export such data in various formats like CSV, SQL, XML, PDF, OpenDocument Text and spreadsheet, Word, Excel and others. </text:span></text:p>
      <text:p text:style-name="P2"><text:span text:style-name="T3"><text:tab/>-More graphical </text:span></text:p>
      <text:p text:style-name="P2"/>
      <text:p text:style-name="P2">6. What is MySQL? What is the difference between phpmyadmin and MySQL?</text:p>
      <text:p text:style-name="P2"><text:tab/><text:span text:style-name="T3">-MySQL is an open source database management system. It allows users to graphically administer MySQL databases and visually design database structures. </text:span></text:p>
      <text:p text:style-name="P5"/>
      <text:p text:style-name="P3">7. What is Wordpress? What relation does Wordpress have to all of the above?</text:p>
      <text:p text:style-name="P3"><text:tab/><text:span text:style-name="T3">-Wordpress is an open source CMS. A powerful blogging tool, it is based on PHP and MySQL. Utilizes both to organize and access data. WP has its own <text:tab/>specific type of database. It's essentially a full-package software that creates sites and manages content. </text:span></text:p>
      <text:p text:style-name="P4"><text:tab/>- Wordpess has two 'content types' - posts and pages. </text:p>
      <text:p text:style-name="P4"><text:tab/>- should start naming pages .php instead of .html - even if you're not going to use php off the bat, still nice to have the ability to down the road. pages with php will not run properly if they are not given the .php </text:p>
      <text:p text:style-name="P3">7. What is ASP?</text:p>
      <text:p text:style-name="P3"><text:tab/>-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Sertig" svg:font-family="Sertig"/>
    <style:font-face style:name="Adobe Arabic" svg:font-family="'Adobe Arabic'" style:font-pitch="variable"/>
    <style:font-face style:name="Arial" svg:font-family="Arial" style:font-family-generic="swiss" style:font-pitch="variable"/>
    <style:font-face style:name="DejaVu Sans Light" svg:font-family="'DejaVu Sans Light'"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Sertig"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Sertig"/>
    </style:style>
    <style:style style:name="Caption" style:family="paragraph" style:parent-style-name="Standard" style:class="extra">
      <style:paragraph-properties fo:margin-top="0.0835in" fo:margin-bottom="0.0835in" text:number-lines="false" text:line-number="0"/>
      <style:text-properties style:font-name="Sertig"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Sertig"/>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9T14:08:51</meta:creation-date>
    <dc:date>2013-04-15T10:56:49</dc:date>
    <meta:editing-duration>PT1H16M24S</meta:editing-duration>
    <meta:editing-cycles>5</meta:editing-cycles>
    <meta:generator>OpenOffice.org/3.4.1$Unix OpenOffice.org_project/341m1$Build-9593</meta:generator>
    <meta:document-statistic meta:table-count="0" meta:image-count="0" meta:object-count="0" meta:page-count="1" meta:paragraph-count="25" meta:word-count="627" meta:character-count="3599"/>
  </office:meta>
</office:document-meta>
</file>